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832" officeooo:paragraph-rsid="000e38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必做：</text:p>
      <text:p text:style-name="P1">《进程的通信----共享内存&amp;消息传递.ppt》最后一页（实验7）编程题目.</text:p>
      <text:p text:style-name="P1">《POXIS线程机制.pdf》第四页（实验9）编程题目</text:p>
      <text:p text:style-name="P1"/>
      <text:p text:style-name="P1">选做：</text:p>
      <text:p text:style-name="P1">《POXIS线程机制.pdf》第八页（实验10）编程题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21:41:06.510456077</meta:creation-date>
    <dc:date>2017-05-17T21:41:24.829040224</dc:date>
    <meta:editing-duration>PT19S</meta:editing-duration>
    <meta:editing-cycles>1</meta:editing-cycles>
    <meta:document-statistic meta:table-count="0" meta:image-count="0" meta:object-count="0" meta:page-count="1" meta:paragraph-count="5" meta:word-count="78" meta:character-count="99" meta:non-whitespace-character-count="99"/>
    <meta:generator>LibreOffice/5.1.6.2$Linux_X86_64 LibreOffice_project/10m0$Build-2</meta:generator>
  </office:meta>
</office:document-meta>
</file>